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f(SW)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h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(Freq)</text:p>
          </table:table-cell>
          <table:table-cell table:formula="of:=57500*([.C1]^-1.03)" office:value-type="float" office:value="79.0991937488199" calcext:value-type="float">
            <text:p>79,0991937488199</text:p>
          </table:table-cell>
          <table:table-cell office:value-type="string" calcext:value-type="string">
            <text:p>Kohm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formula="of:=(([.$C$3]+[.$C$8])/([.G2]*[.$C$11]))*(1/(4*[.$C$1]))" office:value-type="float" office:value="0.634166666666667" calcext:value-type="float">
            <text:p>0,634166666666667</text:p>
          </table:table-cell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old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table:formula="of:=(([.$C$3]+[.$C$8])/([.G3]*[.$C$11]))*(1/(4*[.$C$1]))" office:value-type="float" office:value="0.211388888888889" calcext:value-type="float">
            <text:p>0,211388888888889</text:p>
          </table:table-cell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formula="of:=(([.$C$3]+[.$C$8])/([.G4]*[.$C$11]))*(1/(4*[.$C$1]))" office:value-type="float" office:value="0.126833333333333" calcext:value-type="float">
            <text:p>0,126833333333333</text:p>
          </table:table-cell>
        </table:table-row>
        <table:table-row table:style-name="ro1">
          <table:table-cell/>
          <table:table-cell office:value-type="string" calcext:value-type="string">
            <text:p>Effizienz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Faktor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table:formula="of:=(([.$C$3]+[.$C$8])/([.G5]*[.$C$11]))*(1/(4*[.$C$1]))" office:value-type="float" office:value="0.0905952380952381" calcext:value-type="float">
            <text:p>0,090595238095238</text:p>
          </table:table-cell>
        </table:table-row>
        <table:table-row table:style-name="ro1">
          <table:table-cell/>
          <table:table-cell office:value-type="string" calcext:value-type="string">
            <text:p>Vi M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formula="of:=(([.$C$3]+[.$C$8])/([.G6]*[.$C$11]))*(1/(4*[.$C$1]))" office:value-type="float" office:value="0.070462962962963" calcext:value-type="float">
            <text:p>0,070462962962963</text:p>
          </table:table-cell>
        </table:table-row>
        <table:table-row table:style-name="ro1">
          <table:table-cell/>
          <table:table-cell office:value-type="string" calcext:value-type="string">
            <text:p>I(IN_DC)</text:p>
          </table:table-cell>
          <table:table-cell table:formula="of:=([.C3]*[.C4])/([.C5]*[.C6])" office:value-type="float" office:value="1.40350877192982" calcext:value-type="float">
            <text:p>1,4035087719298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table:formula="of:=(([.$C$3]+[.$C$8])/([.G7]*[.$C$11]))*(1/(4*[.$C$1]))" office:value-type="float" office:value="0.0576515151515152" calcext:value-type="float">
            <text:p>0,057651515151515</text:p>
          </table:table-cell>
        </table:table-row>
        <table:table-row table:style-name="ro1">
          <table:table-cell/>
          <table:table-cell office:value-type="string" calcext:value-type="string">
            <text:p>Vdrop Diode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1.3" calcext:value-type="float">
            <text:p>1,3</text:p>
          </table:table-cell>
          <table:table-cell table:formula="of:=(([.$C$3]+[.$C$8])/([.G8]*[.$C$11]))*(1/(4*[.$C$1]))" office:value-type="float" office:value="0.0487820512820513" calcext:value-type="float">
            <text:p>0,048782051282051</text:p>
          </table:table-cell>
        </table:table-row>
        <table:table-row table:style-name="ro1">
          <table:table-cell/>
          <table:table-cell office:value-type="string" calcext:value-type="string">
            <text:p>Vi_Max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table:formula="of:=(([.$C$3]+[.$C$8])/([.G9]*[.$C$11]))*(1/(4*[.$C$1]))" office:value-type="float" office:value="0.0422777777777778" calcext:value-type="float">
            <text:p>0,042277777777778</text:p>
          </table:table-cell>
        </table:table-row>
        <table:table-row table:style-name="ro1">
          <table:table-cell/>
          <table:table-cell office:value-type="string" calcext:value-type="string">
            <text:p>D(Vi_Max)</text:p>
          </table:table-cell>
          <table:table-cell table:formula="of:=([.C3]+[.C8]-[.C9])/([.C3]+[.C8])" office:value-type="float" office:value="0.474375821287779" calcext:value-type="float">
            <text:p>0,474375821287779</text:p>
          </table:table-cell>
          <table:table-cell table:number-columns-repeated="3"/>
          <table:table-cell office:value-type="float" office:value="1.7" calcext:value-type="float">
            <text:p>1,7</text:p>
          </table:table-cell>
          <table:table-cell table:formula="of:=(([.$C$3]+[.$C$8])/([.G10]*[.$C$11]))*(1/(4*[.$C$1]))" office:value-type="float" office:value="0.0373039215686274" calcext:value-type="float">
            <text:p>0,037303921568628</text:p>
          </table:table-cell>
        </table:table-row>
        <table:table-row table:style-name="ro1">
          <table:table-cell/>
          <table:table-cell office:value-type="string" calcext:value-type="string">
            <text:p>Kind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1.9" calcext:value-type="float">
            <text:p>1,9</text:p>
          </table:table-cell>
          <table:table-cell table:formula="of:=(([.$C$3]+[.$C$8])/([.G11]*[.$C$11]))*(1/(4*[.$C$1]))" office:value-type="float" office:value="0.0333771929824561" calcext:value-type="float">
            <text:p>0,033377192982456</text:p>
          </table:table-cell>
        </table:table-row>
        <table:table-row table:style-name="ro1">
          <table:table-cell/>
          <table:table-cell office:value-type="string" calcext:value-type="string">
            <text:p>LO_Vi_Max</text:p>
          </table:table-cell>
          <table:table-cell table:formula="of:=([.C9]/([.C7]*[.C11]))*([.C10]/[.C1])" office:value-type="float" office:value="0.045065703022339" calcext:value-type="float">
            <text:p>0,045065703022339</text:p>
          </table:table-cell>
          <table:table-cell office:value-type="string" calcext:value-type="string">
            <text:p>H</text:p>
          </table:table-cell>
          <table:table-cell table:formula="of:=[.C12]*1000" office:value-type="float" office:value="45.065703022339" calcext:value-type="float">
            <text:p>45,065703022339</text:p>
          </table:table-cell>
          <table:table-cell office:value-type="string" calcext:value-type="string">
            <text:p>mH</text:p>
          </table:table-cell>
          <table:table-cell office:value-type="float" office:value="2.1" calcext:value-type="float">
            <text:p>2,1</text:p>
          </table:table-cell>
          <table:table-cell table:formula="of:=(([.$C$3]+[.$C$8])/([.G12]*[.$C$11]))*(1/(4*[.$C$1]))" office:value-type="float" office:value="0.0301984126984127" calcext:value-type="float">
            <text:p>0,030198412698413</text:p>
          </table:table-cell>
        </table:table-row>
        <table:table-row table:style-name="ro1">
          <table:table-cell/>
          <table:table-cell office:value-type="string" calcext:value-type="string">
            <text:p>LO_D50</text:p>
          </table:table-cell>
          <table:table-cell table:formula="of:=(([.$C$3]+[.$C$8])/([.C7]*[.$C$11]))*(1/(4*[.$C$1]))" office:value-type="float" office:value="0.045184375" calcext:value-type="float">
            <text:p>0,045184375</text:p>
          </table:table-cell>
          <table:table-cell office:value-type="string" calcext:value-type="string">
            <text:p>H</text:p>
          </table:table-cell>
          <table:table-cell table:formula="of:=[.C13]*1000" office:value-type="float" office:value="45.184375" calcext:value-type="float">
            <text:p>45,184375</text:p>
          </table:table-cell>
          <table:table-cell office:value-type="string" calcext:value-type="string">
            <text:p>mH</text:p>
          </table:table-cell>
          <table:table-cell office:value-type="float" office:value="2.3" calcext:value-type="float">
            <text:p>2,3</text:p>
          </table:table-cell>
          <table:table-cell table:formula="of:=(([.$C$3]+[.$C$8])/([.G13]*[.$C$11]))*(1/(4*[.$C$1]))" office:value-type="float" office:value="0.0275724637681159" calcext:value-type="float">
            <text:p>0,027572463768116</text:p>
          </table:table-cell>
        </table:table-row>
        <table:table-row table:style-name="ro1">
          <table:table-cell/>
          <table:table-cell office:value-type="string" calcext:value-type="string">
            <text:p>deltaIL</text:p>
          </table:table-cell>
          <table:table-cell table:formula="of:=([.C6]/[.C12])*([.C10]/[.C1])" office:value-type="float" office:value="0.157894736842105" calcext:value-type="float">
            <text:p>0,157894736842105</text:p>
          </table:table-cell>
          <table:table-cell table:number-columns-repeated="3"/>
          <table:table-cell office:value-type="float" office:value="2.5" calcext:value-type="float">
            <text:p>2,5</text:p>
          </table:table-cell>
          <table:table-cell table:formula="of:=(([.$C$3]+[.$C$8])/([.G14]*[.$C$11]))*(1/(4*[.$C$1]))" office:value-type="float" office:value="0.0253666666666667" calcext:value-type="float">
            <text:p>0,025366666666667</text:p>
          </table:table-cell>
        </table:table-row>
        <table:table-row table:style-name="ro1">
          <table:table-cell/>
          <table:table-cell office:value-type="string" calcext:value-type="string">
            <text:p>IL peak</text:p>
          </table:table-cell>
          <table:table-cell table:formula="of:=[.C7]+([.C14]/2)" office:value-type="float" office:value="1.48245614035088" calcext:value-type="float">
            <text:p>1,48245614035088</text:p>
          </table:table-cell>
          <table:table-cell table:number-columns-repeated="3"/>
          <table:table-cell office:value-type="float" office:value="2.7" calcext:value-type="float">
            <text:p>2,7</text:p>
          </table:table-cell>
          <table:table-cell table:formula="of:=(([.$C$3]+[.$C$8])/([.G15]*[.$C$11]))*(1/(4*[.$C$1]))" office:value-type="float" office:value="0.0234876543209877" calcext:value-type="float">
            <text:p>0,023487654320988</text:p>
          </table:table-cell>
        </table:table-row>
        <table:table-row table:style-name="ro1">
          <table:table-cell/>
          <table:table-cell office:value-type="string" calcext:value-type="string">
            <text:p>ILRMS</text:p>
          </table:table-cell>
          <table:table-cell table:formula="of:=SQRT(([.C7]^2)+(([.C14]/12)^2))" office:value-type="float" office:value="1.40357044820624" calcext:value-type="float">
            <text:p>1,40357044820624</text:p>
          </table:table-cell>
          <table:table-cell table:number-columns-repeated="5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Rvd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sd_th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dsON</text:p>
          </table:table-cell>
          <table:table-cell office:value-type="float" office:value="0.75" calcext:value-type="float">
            <text:p>0,7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Rvds=</text:p>
          </table:table-cell>
          <table:table-cell office:value-type="string" calcext:value-type="string">
            <text:p>ISD_thresh * RDSon / Ivds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ISD_thres=</text:p>
          </table:table-cell>
          <table:table-cell office:value-type="string" calcext:value-type="string">
            <text:p>IVDS*Rvds/Rds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SD_thres=</text:p>
          </table:table-cell>
          <table:table-cell table:formula="of:=([.G32]*[.G33])/[.G34]" office:value-type="float" office:value="186" calcext:value-type="float">
            <text:p>186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VDS</text:p>
          </table:table-cell>
          <table:table-cell office:value-type="float" office:value="0.00093" calcext:value-type="float">
            <text:p>0,00093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vds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DSon</text:p>
          </table:table-cell>
          <table:table-cell office:value-type="float" office:value="0.0004" calcext:value-type="float">
            <text:p>0,00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4">00.00.0000</text:date>, <text:time style:data-style-name="N2" text:time-value="19:47:57.6472895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3:41:53.494137412</meta:creation-date>
    <dc:date>2019-11-14T00:42:20.782487608</dc:date>
    <meta:editing-duration>P1DT11H42M28S</meta:editing-duration>
    <meta:editing-cycles>2</meta:editing-cycles>
    <meta:generator>LibreOffice/5.2.2.2$Linux_X86_64 LibreOffice_project/20m0$Build-2</meta:generator>
    <meta:document-statistic meta:table-count="1" meta:cell-count="91" meta:object-count="0"/>
  </office:meta>
</office:document-meta>
</file>